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0a3532" officeooo:paragraph-rsid="000a353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ижні 3-4 </text:p>
      <text:p text:style-name="P1"/>
      <text:p text:style-name="P1">1) Написав <text:s/>модуль point для більш зручної роботи з географічними точками та методи для знаходження відстані між 2 точками земної кулі, для аналізу погоди у заданій точнці та перевірки погоди на відповідність вимогам.</text:p>
      <text:p text:style-name="P1"/>
      <text:p text:style-name="P1">2) Знайшов .csv джерело для великих міст та <text:s/>їх координат</text:p>
      <text:p text:style-name="P1"/>
      <text:p text:style-name="P1">3) Краще опанував роботу з Open Weather API</text:p>
      <text:p text:style-name="P1"/>
      <text:p text:style-name="P1">4) Описав основні функціональні та нефункціональні вимоги до проекту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8T22:26:35.927900275</meta:creation-date>
    <dc:date>2018-03-18T22:31:09.774446799</dc:date>
    <meta:editing-duration>PT4M35S</meta:editing-duration>
    <meta:editing-cycles>1</meta:editing-cycles>
    <meta:document-statistic meta:table-count="0" meta:image-count="0" meta:object-count="0" meta:page-count="1" meta:paragraph-count="5" meta:word-count="62" meta:character-count="395" meta:non-whitespace-character-count="335"/>
    <meta:generator>LibreOffice/5.4.5.1$Linux_X86_64 LibreOffice_project/40$Build-1</meta:generator>
  </office:meta>
</office:document-meta>
</file>